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116" manifest:media-type="application/vnd.sun.star.oleobject"/>
  <manifest:file-entry manifest:full-path="Obj111" manifest:media-type="application/vnd.sun.star.oleobject"/>
  <manifest:file-entry manifest:full-path="Obj118" manifest:media-type="application/vnd.sun.star.oleobject"/>
  <manifest:file-entry manifest:full-path="meta.xml" manifest:media-type="text/xml"/>
  <manifest:file-entry manifest:full-path="Obj117" manifest:media-type="application/vnd.sun.star.oleobject"/>
  <manifest:file-entry manifest:full-path="Obj119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Obj110" manifest:media-type="application/vnd.sun.star.oleobject"/>
  <manifest:file-entry manifest:full-path="Obj112" manifest:media-type="application/vnd.sun.star.oleobject"/>
  <manifest:file-entry manifest:full-path="Obj113" manifest:media-type="application/vnd.sun.star.oleobject"/>
  <manifest:file-entry manifest:full-path="ObjectReplacements/Obj115" manifest:media-type=""/>
  <manifest:file-entry manifest:full-path="ObjectReplacements/Obj114" manifest:media-type=""/>
  <manifest:file-entry manifest:full-path="ObjectReplacements/Obj113" manifest:media-type=""/>
  <manifest:file-entry manifest:full-path="ObjectReplacements/Obj112" manifest:media-type=""/>
  <manifest:file-entry manifest:full-path="ObjectReplacements/Obj118" manifest:media-type=""/>
  <manifest:file-entry manifest:full-path="ObjectReplacements/Obj111" manifest:media-type=""/>
  <manifest:file-entry manifest:full-path="ObjectReplacements/Obj119" manifest:media-type=""/>
  <manifest:file-entry manifest:full-path="ObjectReplacements/Obj117" manifest:media-type=""/>
  <manifest:file-entry manifest:full-path="ObjectReplacements/Obj110" manifest:media-type=""/>
  <manifest:file-entry manifest:full-path="ObjectReplacements/Obj116" manifest:media-type=""/>
  <manifest:file-entry manifest:full-path="Obj114" manifest:media-type="application/vnd.sun.star.oleobject"/>
  <manifest:file-entry manifest:full-path="Obj115" manifest:media-type="application/vnd.sun.star.oleobjec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108%"/>
    </style:style>
    <style:style style:name="P2" style:family="paragraph" style:parent-style-name="Standard">
      <style:paragraph-properties fo:margin-top="0in" fo:margin-bottom="0.111in" loext:contextual-spacing="false" fo:line-height="108%"/>
      <style:text-properties officeooo:paragraph-rsid="001545cc"/>
    </style:style>
    <style:style style:name="P3" style:family="paragraph" style:parent-style-name="Standard">
      <style:paragraph-properties fo:margin-top="0in" fo:margin-bottom="0.111in" loext:contextual-spacing="false" fo:line-height="108%"/>
      <style:text-properties style:font-name="Times New Roman" fo:font-size="22pt" fo:font-style="italic" style:text-underline-style="solid" style:text-underline-width="auto" style:text-underline-color="font-color" fo:font-weight="bold" style:font-name-asian="Times New Roman1" style:font-size-asian="22pt" style:font-style-asian="italic" style:font-weight-asian="bold" style:font-name-complex="Times New Roman1"/>
    </style:style>
    <style:style style:name="P4" style:family="paragraph" style:parent-style-name="Standard">
      <style:paragraph-properties fo:margin-top="0in" fo:margin-bottom="0.111in" loext:contextual-spacing="false" fo:line-height="108%"/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/>
    </style:style>
    <style:style style:name="P5" style:family="paragraph" style:parent-style-name="Standard">
      <style:paragraph-properties fo:margin-top="0in" fo:margin-bottom="0.111in" loext:contextual-spacing="false" fo:line-height="108%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6" style:family="paragraph" style:parent-style-name="Standard">
      <style:paragraph-properties fo:margin-top="0in" fo:margin-bottom="0.111in" loext:contextual-spacing="false" fo:line-height="108%"/>
      <style:text-properties style:font-name="Times New Roman" fo:font-size="12pt" style:font-name-asian="Times New Roman1" style:font-size-asian="12pt" style:font-name-complex="Times New Roman1"/>
    </style:style>
    <style:style style:name="P7" style:family="paragraph" style:parent-style-name="Standard">
      <style:paragraph-properties fo:margin-top="0in" fo:margin-bottom="0.111in" loext:contextual-spacing="false" fo:line-height="108%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margin-top="0in" fo:margin-bottom="0.111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9" style:family="paragraph" style:parent-style-name="Standard">
      <style:paragraph-properties fo:margin-top="0in" fo:margin-bottom="0.111in" loext:contextual-spacing="false" fo:line-height="100%"/>
      <style:text-properties style:font-name="Calibri" fo:font-weight="bold" style:font-name-asian="Calibri1" style:font-weight-asian="bold" style:font-name-complex="Calibri1"/>
    </style:style>
    <style:style style:name="P10" style:family="paragraph" style:parent-style-name="Standard">
      <style:paragraph-properties fo:margin-top="0in" fo:margin-bottom="0.111in" loext:contextual-spacing="false" fo:line-height="100%"/>
      <style:text-properties style:font-name="Calibri" fo:font-weight="bold" officeooo:rsid="001c40b8" officeooo:paragraph-rsid="001c40b8" style:font-name-asian="Calibri1" style:font-weight-asian="bold" style:font-name-complex="Calibri1"/>
    </style:style>
    <style:style style:name="P11" style:family="paragraph" style:parent-style-name="Standard">
      <style:paragraph-properties fo:margin-top="0in" fo:margin-bottom="0.111in" loext:contextual-spacing="false" fo:line-height="100%"/>
    </style:style>
    <style:style style:name="P12" style:family="paragraph" style:parent-style-name="Standard">
      <style:paragraph-properties fo:margin-top="0in" fo:margin-bottom="0.111in" loext:contextual-spacing="false" fo:line-height="100%"/>
      <style:text-properties fo:font-weight="bold" style:font-name-asian="Calibri1" style:font-weight-asian="bold" style:font-name-complex="Calibri1"/>
    </style:style>
    <style:style style:name="P13" style:family="paragraph" style:parent-style-name="Standard">
      <style:paragraph-properties fo:margin-top="0in" fo:margin-bottom="0.111in" loext:contextual-spacing="false" fo:line-height="108%"/>
      <style:text-properties style:use-window-font-color="true" fo:font-size="9pt" fo:language="en" fo:country="US" fo:font-weight="bold" style:letter-kerning="false" fo:background-color="#ffffff" style:font-name-asian="Calibri1" style:font-size-asian="9pt" style:language-asian="en" style:country-asian="US" style:font-weight-asian="bold" style:font-name-complex="Calibri1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text-underline-style="solid" style:text-underline-width="auto" style:text-underline-color="font-color" fo:font-weight="bold" officeooo:rsid="001a76df" officeooo:paragraph-rsid="001a76df" style:font-name-asian="Calibri1" style:font-size-asian="16pt" style:font-style-asian="italic" style:font-weight-asian="bold" style:font-name-complex="Calibri1" style:font-size-complex="11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in" loext:contextual-spacing="false" fo:line-height="108%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name-asian="Calibri1" style:font-weight-asian="bold" style:font-name-complex="Calibri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Calibri" style:font-name-asian="Calibri1" style:font-name-complex="Calibri1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weight="bold" style:font-name-asian="Calibri1" style:font-weight-asian="bold" style:font-name-complex="Calibri1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ff" style:font-name="Calibri" style:font-name-asian="Calibri1" style:font-name-complex="Calibri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ff" style:font-name-asian="Calibri1" style:font-name-complex="Calibri1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004dbb" style:font-name="Calibri" style:font-name-asian="Calibri1" style:font-name-complex="Calibri1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004dbb" style:font-name-asian="Calibri1" style:font-name-complex="Calibri1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Calibri1" style:font-weight-asian="bold" style:font-name-complex="Calibri1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000000" style:font-name="Calibri" fo:font-size="14pt" fo:font-weight="bold" style:font-name-asian="Calibri1" style:font-size-asian="14pt" style:font-weight-asian="bold" style:font-name-complex="Calibri1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font-weight="bold" style:font-name-asian="Times New Roman1" style:font-size-asian="14pt" style:font-weight-asian="bold" style:font-name-complex="Times New Roman1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8pt" style:text-underline-style="solid" style:text-underline-width="auto" style:text-underline-color="font-color" fo:font-weight="bold" fo:background-color="#ffff00" style:font-name-asian="Times New Roman1" style:font-size-asian="18pt" style:font-weight-asian="bold" style:font-name-complex="Times New Roman1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color="#000000" fo:font-size="14pt" fo:font-weight="bold" fo:background-color="#00ff00" style:font-name-asian="Calibri1" style:font-size-asian="14pt" style:font-weight-asian="bold" style:font-name-complex="Calibri1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color="#000000" fo:font-weight="bold" style:font-name-asian="Calibri1" style:font-weight-asian="bold" style:font-name-complex="Calibri1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color="#000000" fo:font-weight="bold" fo:background-color="#00ff00" style:font-name-asian="Calibri1" style:font-weight-asian="bold" style:font-name-complex="Calibri1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color="#5b9bd5" style:font-name="Times New Roman" fo:font-size="12pt" fo:font-weight="bold" style:font-name-asian="Times New Roman1" style:font-size-asian="12pt" style:font-weight-asian="bold" style:font-name-complex="Times New Roman1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" fo:font-size="16pt" fo:language="en" fo:country="US" fo:font-weight="bold" style:letter-kerning="false" fo:background-color="#ffff00" style:font-name-asian="Times New Roman1" style:font-size-asian="16pt" style:language-asian="en" style:country-asian="US" style:font-weight-asian="bold" style:font-name-complex="Times New Roman1" style:font-size-complex="11pt" style:language-complex="ar" style:country-complex="SA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font-size="9pt" fo:font-weight="bold" style:font-name-asian="Calibri1" style:font-size-asian="9pt" style:font-weight-asian="bold" style:font-name-complex="Calibri1" style:font-size-complex="11pt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fo:font-size="13pt" fo:font-weight="bold" fo:background-color="#ffff00" style:font-name-asian="Calibri1" style:font-size-asian="13pt" style:font-weight-asian="bold" style:font-name-complex="Calibri1" style:font-size-complex="11pt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style:font-name-asian="Calibri1" style:font-name-complex="Calibri1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fo:font-size="14pt" style:text-underline-style="solid" style:text-underline-width="auto" style:text-underline-color="font-color" fo:font-weight="bold" style:font-name-asian="Calibri1" style:font-size-asian="14pt" style:font-weight-asian="bold" style:font-name-complex="Calibri1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fo:font-size="16pt" fo:font-weight="bold" fo:background-color="#ffff00" style:font-name-asian="Calibri1" style:font-size-asian="16pt" style:font-weight-asian="bold" style:font-name-complex="Calibri1"/>
    </style:style>
    <style:style style:name="P46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</style:style>
    <style:style style:name="P47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48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49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  <style:text-properties style:font-name="Times New Roman" fo:font-size="14pt" style:text-underline-style="solid" style:text-underline-width="auto" style:text-underline-color="font-color" fo:font-weight="bold" fo:background-color="#ffff00" style:font-name-asian="Times New Roman1" style:font-size-asian="14pt" style:font-weight-asian="bold" style:font-name-complex="Times New Roman1"/>
    </style:style>
    <style:style style:name="P50" style:family="paragraph" style:parent-style-name="Standard">
      <style:paragraph-properties fo:margin-top="0.0693in" fo:margin-bottom="0.0693in" loext:contextual-spacing="false" fo:line-height="100%"/>
    </style:style>
    <style:style style:name="P51" style:family="paragraph" style:parent-style-name="Standard">
      <style:paragraph-properties fo:margin-top="0.0693in" fo:margin-bottom="0.0693in" loext:contextual-spacing="false" fo:line-height="100%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52" style:family="paragraph" style:parent-style-name="Standard">
      <style:paragraph-properties fo:margin-top="0.0693in" fo:margin-bottom="0.0693in" loext:contextual-spacing="false" fo:line-height="100%"/>
      <style:text-properties style:font-name="Times New Roman" fo:font-size="16pt" style:text-underline-style="solid" style:text-underline-width="auto" style:text-underline-color="font-color" fo:font-weight="bold" fo:background-color="#ffff00" style:font-name-asian="Times New Roman1" style:font-size-asian="16pt" style:font-weight-asian="bold" style:font-name-complex="Times New Roman1"/>
    </style:style>
    <style:style style:name="P53" style:family="paragraph" style:parent-style-name="Standard">
      <style:paragraph-properties fo:margin-top="0.0835in" fo:margin-bottom="0in" loext:contextual-spacing="false" fo:line-height="100%"/>
    </style:style>
    <style:style style:name="P54" style:family="paragraph" style:parent-style-name="Standard">
      <style:paragraph-properties fo:margin-top="0.0835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55" style:family="paragraph" style:parent-style-name="Standard">
      <style:paragraph-properties fo:margin-top="0.0835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5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5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5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5b9bd5" style:font-name="Times New Roman" fo:font-weight="bold" style:font-name-asian="Times New Roman1" style:font-weight-asian="bold" style:font-name-complex="Times New Roman1"/>
    </style:style>
    <style:style style:name="P59" style:family="paragraph" style:parent-style-name="Text_20_body"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60" style:family="paragraph" style:parent-style-name="Quotations"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61" style:family="paragraph" style:parent-style-name="Standard" style:master-page-name="Standard">
      <style:paragraph-properties fo:margin-top="0in" fo:margin-bottom="0.111in" loext:contextual-spacing="false" fo:line-height="108%" style:page-number="auto"/>
    </style:style>
    <style:style style:name="P62" style:family="paragraph" style:parent-style-name="Text_20_body"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63" style:family="paragraph" style:parent-style-name="Text_20_body" style:list-style-name="WWNum2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64" style:family="paragraph" style:parent-style-name="Text_20_body" style:list-style-name="WWNum3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65" style:family="paragraph" style:parent-style-name="Text_20_body" style:list-style-name="WWNum2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</style:style>
    <style:style style:name="P66" style:family="paragraph" style:parent-style-name="Text_20_body" style:list-style-name="WWNum3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67" style:family="paragraph" style:parent-style-name="Heading_20_2" style:list-style-name="WWNum1">
      <style:paragraph-properties fo:margin-top="0in" fo:margin-bottom="0in" loext:contextual-spacing="false" fo:line-height="100%"/>
      <style:text-properties style:use-window-font-color="true" style:font-name="Times New Roman" fo:font-size="18pt" fo:language="en" fo:country="US" fo:font-weight="bold" style:letter-kerning="false" fo:background-color="#ffff00" style:font-name-asian="Times New Roman1" style:font-size-asian="18pt" style:language-asian="en" style:country-asian="US" style:font-weight-asian="bold" style:font-name-complex="Times New Roman1" style:font-size-complex="11pt" style:language-complex="ar" style:country-complex="SA"/>
    </style:style>
    <style:style style:name="T1" style:family="text">
      <style:text-properties style:font-name="Times New Roman" fo:font-size="22pt" fo:font-style="italic" fo:font-weight="bold" style:font-name-asian="Times New Roman1" style:font-size-asian="22pt" style:font-style-asian="italic" style:font-weight-asian="bold" style:font-name-complex="Times New Roman1"/>
    </style:style>
    <style:style style:name="T2" style:family="text">
      <style:text-properties style:font-name="Times New Roman" fo:font-size="22pt" fo:font-style="italic" style:text-underline-style="solid" style:text-underline-width="auto" style:text-underline-color="font-color" fo:font-weight="bold" style:font-name-asian="Times New Roman1" style:font-size-asian="22pt" style:font-style-asian="italic" style:font-weight-asian="bold" style:font-name-complex="Times New Roman1"/>
    </style:style>
    <style:style style:name="T3" style:family="text">
      <style:text-properties style:font-name="Times New Roman" fo:font-size="22pt" fo:font-style="italic" style:text-underline-style="solid" style:text-underline-width="auto" style:text-underline-color="font-color" fo:font-weight="bold" style:font-name-asian="Calibri1" style:font-size-asian="22pt" style:font-style-asian="italic" style:font-weight-asian="bold" style:font-name-complex="Calibri1"/>
    </style:style>
    <style:style style:name="T4" style:family="text">
      <style:text-properties style:font-name="Times New Roman" fo:font-size="22pt" style:text-underline-style="solid" style:text-underline-width="auto" style:text-underline-color="font-color" style:font-name-asian="Times New Roman1" style:font-size-asian="22pt" style:font-name-complex="Times New Roman1"/>
    </style:style>
    <style:style style:name="T5" style:family="text">
      <style:text-properties style:font-name="Times New Roman" fo:font-size="22pt" style:text-underline-style="solid" style:text-underline-width="auto" style:text-underline-color="font-color" fo:font-weight="bold" style:font-name-asian="Times New Roman1" style:font-size-asian="22pt" style:font-weight-asian="bold" style:font-name-complex="Times New Roman1"/>
    </style:style>
    <style:style style:name="T6" style:family="text">
      <style:text-properties style:font-name="Times New Roman" fo:font-size="16pt" fo:font-style="italic" style:text-underline-style="solid" style:text-underline-width="auto" style:text-underline-color="font-color" fo:font-weight="bold" style:font-name-asian="Calibri1" style:font-size-asian="16pt" style:font-style-asian="italic" style:font-weight-asian="bold" style:font-name-complex="Calibri1" style:font-size-complex="11pt"/>
    </style:style>
    <style:style style:name="T7" style:family="text"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/>
    </style:style>
    <style:style style:name="T8" style:family="text">
      <style:text-properties style:font-name="Times New Roman" fo:font-size="16pt" fo:font-style="italic" style:text-underline-style="solid" style:text-underline-width="auto" style:text-underline-color="font-color" fo:font-weight="bold" officeooo:rsid="001545cc" style:font-name-asian="Times New Roman1" style:font-size-asian="16pt" style:font-style-asian="italic" style:font-weight-asian="bold" style:font-name-complex="Times New Roman1" style:font-size-complex="11pt"/>
    </style:style>
    <style:style style:name="T9" style:family="text">
      <style:text-properties style:font-name="Times New Roman" fo:font-size="16pt" fo:font-style="italic" style:text-underline-style="solid" style:text-underline-width="auto" style:text-underline-color="font-color" fo:font-weight="bold" fo:background-color="#ff0000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0" style:family="text">
      <style:text-properties style:font-name="Times New Roman" fo:font-size="16pt" fo:font-style="italic" style:text-underline-style="solid" style:text-underline-width="auto" style:text-underline-color="font-color" fo:font-weight="bold" officeooo:rsid="001545cc" fo:background-color="#ed1c24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1" style:family="text">
      <style:text-properties style:font-name="Times New Roman" fo:font-size="16pt" fo:font-style="italic" style:text-underline-style="solid" style:text-underline-width="auto" style:text-underline-color="font-color" fo:font-weight="bold" officeooo:rsid="0016f0c2" fo:background-color="#ed1c24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2" style:family="text">
      <style:text-properties style:font-name="Times New Roman" fo:font-size="16pt" fo:font-style="italic" style:text-underline-style="solid" style:text-underline-width="auto" style:text-underline-color="font-color" fo:font-weight="bold" officeooo:rsid="001782c0" fo:background-color="#ed1c24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3" style:family="text">
      <style:text-properties style:font-name="Times New Roman" fo:font-size="16pt" style:text-underline-style="solid" style:text-underline-width="auto" style:text-underline-color="font-color" fo:font-weight="bold" fo:background-color="#ffff00" loext:char-shading-value="0" style:font-name-asian="Times New Roman1" style:font-size-asian="16pt" style:font-weight-asian="bold" style:font-name-complex="Times New Roman1"/>
    </style:style>
    <style:style style:name="T14" style:family="text">
      <style:text-properties style:font-name="Times New Roman" fo:font-size="16pt" fo:font-weight="bold" fo:background-color="#ffff00" loext:char-shading-value="0" style:font-name-asian="Times New Roman1" style:font-size-asian="16pt" style:font-weight-asian="bold" style:font-name-complex="Times New Roman1"/>
    </style:style>
    <style:style style:name="T15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6" style:family="text">
      <style:text-properties style:font-name="Times New Roman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17" style:family="text">
      <style:text-properties style:font-name="Times New Roman" fo:font-size="12pt" style:font-name-asian="Times New Roman1" style:font-size-asian="12pt" style:font-name-complex="Times New Roman1"/>
    </style:style>
    <style:style style:name="T18" style:family="text">
      <style:text-properties style:font-name="Times New Roman" fo:font-size="12pt" fo:background-color="#ffffff" loext:char-shading-value="0" style:font-name-asian="Times New Roman1" style:font-size-asian="12pt" style:font-name-complex="Times New Roman1"/>
    </style:style>
    <style:style style:name="T19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20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weight-complex="bold"/>
    </style:style>
    <style:style style:name="T21" style:family="text">
      <style:text-properties style:font-name="Times New Roman" fo:font-size="12pt" fo:font-weight="bold" fo:background-color="#ffffff" loext:char-shading-value="0" style:font-name-asian="Times New Roman1" style:font-size-asian="12pt" style:font-weight-asian="bold" style:font-name-complex="Times New Roman1"/>
    </style:style>
    <style:style style:name="T22" style:family="text">
      <style:text-properties style:font-name="Times New Roman" fo:font-size="12pt" fo:font-weight="bold" fo:background-color="#ffffff" loext:char-shading-value="0" style:font-name-asian="Times New Roman1" style:font-size-asian="12pt" style:font-weight-asian="bold" style:font-name-complex="Times New Roman1" style:font-weight-complex="bold"/>
    </style:style>
    <style:style style:name="T23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/>
    </style:style>
    <style:style style:name="T24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T25" style:family="text"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T26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27" style:family="text">
      <style:text-properties style:font-name="Times New Roman" fo:font-size="10pt" fo:font-style="italic" style:text-underline-style="solid" style:text-underline-width="auto" style:text-underline-color="font-color" fo:background-color="#ffffff" loext:char-shading-value="0" style:font-name-asian="Times New Roman1" style:font-size-asian="10pt" style:font-style-asian="italic" style:font-name-complex="Times New Roman1"/>
    </style:style>
    <style:style style:name="T28" style:family="text">
      <style:text-properties style:font-name="Times New Roman" fo:font-weight="bold" style:font-name-asian="Times New Roman1" style:font-weight-asian="bold" style:font-name-complex="Times New Roman1"/>
    </style:style>
    <style:style style:name="T29" style:family="text">
      <style:text-properties style:font-name="Times New Roman" fo:font-weight="bold" fo:background-color="#ffffff" loext:char-shading-value="0" style:font-name-asian="Times New Roman1" style:font-weight-asian="bold" style:font-name-complex="Times New Roman1"/>
    </style:style>
    <style:style style:name="T30" style:family="text">
      <style:text-properties style:font-name="Times New Roman" style:font-name-asian="Times New Roman1" style:font-name-complex="Times New Roman1"/>
    </style:style>
    <style:style style:name="T31" style:family="text">
      <style:text-properties style:font-name="Times New Roman" fo:background-color="#ffffff" loext:char-shading-value="0" style:font-name-asian="Times New Roman1" style:font-name-complex="Times New Roman1"/>
    </style:style>
    <style:style style:name="T32" style:family="text">
      <style:text-properties style:font-name="Times New Roman" fo:font-style="italic" style:font-name-asian="Times New Roman1" style:font-style-asian="italic" style:font-name-complex="Times New Roman1"/>
    </style:style>
    <style:style style:name="T33" style:family="text">
      <style:text-properties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34" style:family="text">
      <style:text-properties style:font-name="Times New Roman" fo:font-style="italic" style:text-underline-style="solid" style:text-underline-width="auto" style:text-underline-color="font-color" fo:background-color="#00ff00" loext:char-shading-value="0" style:font-name-asian="Times New Roman1" style:font-style-asian="italic" style:font-name-complex="Times New Roman1"/>
    </style:style>
    <style:style style:name="T35" style:family="text">
      <style:text-properties style:font-name="Times New Roman" fo:font-size="9pt" fo:font-style="italic" style:text-underline-style="solid" style:text-underline-width="auto" style:text-underline-color="font-color" fo:font-weight="bold" style:font-name-asian="Times New Roman1" style:font-size-asian="9pt" style:font-style-asian="italic" style:font-weight-asian="bold" style:font-name-complex="Times New Roman1"/>
    </style:style>
    <style:style style:name="T36" style:family="text">
      <style:text-properties style:font-name="Times New Roman" fo:font-size="9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9pt" style:font-style-asian="italic" style:font-weight-asian="bold" style:font-name-complex="Times New Roman1"/>
    </style:style>
    <style:style style:name="T37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38" style:family="text">
      <style:text-properties style:font-name="Times New Roman" fo:font-size="14pt" style:text-underline-style="solid" style:text-underline-width="auto" style:text-underline-color="font-color" fo:font-weight="bold" fo:background-color="#ffff00" loext:char-shading-value="0" style:font-name-asian="Times New Roman1" style:font-size-asian="14pt" style:font-weight-asian="bold" style:font-name-complex="Times New Roman1"/>
    </style:style>
    <style:style style:name="T39" style:family="text">
      <style:text-properties style:font-name="Times New Roman" fo:font-size="14pt" fo:font-weight="bold" fo:background-color="#ffff00" loext:char-shading-value="0" style:font-name-asian="Times New Roman1" style:font-size-asian="14pt" style:font-weight-asian="bold" style:font-name-complex="Times New Roman1"/>
    </style:style>
    <style:style style:name="T40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41" style:family="text">
      <style:text-properties style:font-name="Times New Roman" fo:font-size="18pt" style:text-underline-style="solid" style:text-underline-width="auto" style:text-underline-color="font-color" fo:font-weight="bold" fo:background-color="#ffff00" loext:char-shading-value="0" style:font-name-asian="Times New Roman1" style:font-size-asian="18pt" style:font-weight-asian="bold" style:font-name-complex="Times New Roman1"/>
    </style:style>
    <style:style style:name="T42" style:family="text">
      <style:text-properties fo:color="#000000" style:font-name="Times New Roman" fo:font-size="16pt" fo:font-style="italic" style:text-underline-style="solid" style:text-underline-width="auto" style:text-underline-color="font-color" fo:font-weight="bold" fo:background-color="#ff0000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43" style:family="text">
      <style:text-properties fo:color="#000000" style:font-name="Times New Roman" fo:font-size="12pt" style:font-name-asian="Times New Roman1" style:font-size-asian="12pt" style:font-name-complex="Times New Roman1"/>
    </style:style>
    <style:style style:name="T44" style:family="text">
      <style:text-properties fo:color="#00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/>
    </style:style>
    <style:style style:name="T45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/>
    </style:style>
    <style:style style:name="T46" style:family="text">
      <style:text-properties fo:color="#000000" style:font-name="Times New Roman" fo:font-size="14pt" style:font-name-asian="Times New Roman1" style:font-size-asian="14pt" style:font-name-complex="Times New Roman1"/>
    </style:style>
    <style:style style:name="T47" style:family="text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48" style:family="text">
      <style:text-properties fo:color="#000000" fo:font-size="14pt" fo:font-weight="bold" style:font-name-asian="Calibri1" style:font-size-asian="14pt" style:font-weight-asian="bold" style:font-name-complex="Calibri1"/>
    </style:style>
    <style:style style:name="T49" style:family="text">
      <style:text-properties fo:color="#000000" fo:font-size="10pt" fo:font-weight="bold" fo:background-color="#ff00ff" loext:char-shading-value="0" style:font-name-asian="Calibri1" style:font-size-asian="10pt" style:font-weight-asian="bold" style:font-name-complex="Calibri1"/>
    </style:style>
    <style:style style:name="T50" style:family="text">
      <style:text-properties fo:color="#000000" fo:font-weight="bold" style:font-name-asian="Calibri1" style:font-weight-asian="bold" style:font-name-complex="Calibri1"/>
    </style:style>
    <style:style style:name="T51" style:family="text">
      <style:text-properties fo:color="#000000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T52" style:family="text">
      <style:text-properties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53" style:family="text">
      <style:text-properties fo:font-size="12pt" fo:font-style="normal" style:text-underline-style="none" fo:font-weight="normal" officeooo:rsid="00124732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54" style:family="text">
      <style:text-properties fo:font-size="12pt" fo:font-style="normal" style:text-underline-style="none" fo:font-weight="normal" officeooo:rsid="001a76df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55" style:family="text">
      <style:text-properties fo:font-size="12pt" fo:font-style="normal" style:text-underline-style="none" fo:font-weight="normal" style:font-size-asian="12pt" style:font-style-asian="normal" style:font-weight-asian="normal" style:font-style-complex="normal" style:font-weight-complex="normal"/>
    </style:style>
    <style:style style:name="T56" style:family="text">
      <style:text-properties fo:font-size="12pt" fo:font-weight="bold" style:font-name-asian="Calibri1" style:font-size-asian="12pt" style:font-weight-asian="bold" style:font-name-complex="Calibri1"/>
    </style:style>
    <style:style style:name="T57" style:family="text">
      <style:text-properties fo:color="#0000ff"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58" style:family="text">
      <style:text-properties fo:color="#0000ff" style:font-name="Times New Roman" fo:font-size="10pt" fo:font-style="italic" style:text-underline-style="solid" style:text-underline-width="auto" style:text-underline-color="font-color" style:font-name-asian="Times New Roman1" style:font-size-asian="10pt" style:font-style-asian="italic" style:font-name-complex="Times New Roman1"/>
    </style:style>
    <style:style style:name="T59" style:family="text">
      <style:text-properties fo:color="#0000ff" style:font-name="Times New Roman" fo:font-size="10pt" fo:font-style="italic" style:text-underline-style="solid" style:text-underline-width="auto" style:text-underline-color="font-color" fo:background-color="#ffffff" loext:char-shading-value="0" style:font-name-asian="Times New Roman1" style:font-size-asian="10pt" style:font-style-asian="italic" style:font-name-complex="Times New Roman1"/>
    </style:style>
    <style:style style:name="T60" style:family="text">
      <style:text-properties fo:color="#0000ff" style:font-name="Times New Roman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imes New Roman1"/>
    </style:style>
    <style:style style:name="T61" style:family="text">
      <style:text-properties fo:color="#0000ff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62" style:family="text">
      <style:text-properties fo:color="#0000ff" style:text-underline-style="solid" style:text-underline-width="auto" style:text-underline-color="font-color" style:font-name-asian="Calibri1" style:font-name-complex="Calibri1"/>
    </style:style>
    <style:style style:name="T63" style:family="text">
      <style:text-properties fo:color="#0000ff" style:font-name-asian="Calibri1" style:font-name-complex="Calibri1"/>
    </style:style>
    <style:style style:name="T64" style:family="text">
      <style:text-properties fo:font-weight="bold" style:font-name-asian="Calibri1" style:font-weight-asian="bold" style:font-name-complex="Calibri1"/>
    </style:style>
    <style:style style:name="T65" style:family="text">
      <style:text-properties style:font-name-asian="Calibri1" style:font-name-complex="Calibri1"/>
    </style:style>
    <style:style style:name="T66" style:family="text">
      <style:text-properties fo:color="#0563c1" style:text-underline-style="solid" style:text-underline-width="auto" style:text-underline-color="font-color" style:font-name-asian="Calibri1" style:font-name-complex="Calibri1"/>
    </style:style>
    <style:style style:name="T67" style:family="text">
      <style:text-properties fo:color="#0563c1"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68" style:family="text">
      <style:text-properties fo:color="#0563c1" style:font-name="Times New Roman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imes New Roman1"/>
    </style:style>
    <style:style style:name="T69" style:family="text">
      <style:text-properties fo:color="#0563c1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70" style:family="text">
      <style:text-properties fo:color="#c00000" style:font-name="Times New Roman" fo:font-style="italic" style:text-underline-style="solid" style:text-underline-width="auto" style:text-underline-color="font-color" fo:font-weight="bold" style:font-name-asian="Times New Roman1" style:font-style-asian="italic" style:font-weight-asian="bold" style:font-name-complex="Times New Roman1"/>
    </style:style>
    <style:style style:name="T71" style:family="text">
      <style:text-properties fo:color="#c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/>
    </style:style>
    <style:style style:name="T72" style:family="text">
      <style:text-properties fo:color="#c00000" style:font-name="Times New Roman" fo:font-size="12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2pt" style:font-style-asian="italic" style:font-weight-asian="bold" style:font-name-complex="Times New Roman1"/>
    </style:style>
    <style:style style:name="T73" style:family="text">
      <style:text-properties fo:color="#c00000" style:font-name="Times New Roman" fo:font-size="12pt" fo:font-weight="bold" fo:background-color="#ffffff" loext:char-shading-value="0" style:font-name-asian="Times New Roman1" style:font-size-asian="12pt" style:font-weight-asian="bold" style:font-name-complex="Times New Roman1"/>
    </style:style>
    <style:style style:name="T74" style:family="text">
      <style:text-properties fo:color="#c00000"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75" style:family="text">
      <style:text-properties style:use-window-font-color="true" fo:font-size="9pt" fo:language="en" fo:country="US" fo:font-weight="bold" style:letter-kerning="false" fo:background-color="#ffffff" loext:char-shading-value="0" style:font-name-asian="Calibri1" style:font-size-asian="9pt" style:language-asian="en" style:country-asian="US" style:font-weight-asian="bold" style:font-name-complex="Calibri1" style:font-size-complex="11pt" style:language-complex="ar" style:country-complex="SA"/>
    </style:style>
    <style:style style:name="T76" style:family="text"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T77" style:family="text">
      <style:text-properties style:text-underline-style="none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93in" draw:visible-area-height="1.9693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1"><text:s text:c="21"/></text:span><text:span text:style-name="T2">htaccess URL rewrite rule</text:span></text:p>
      <text:p text:style-name="P3"/>
      <text:p text:style-name="P3">Structure:</text:p>
      <text:p text:style-name="P1"><text:span text:style-name="T3">R</text:span><text:span text:style-name="T6">ewriteRule ^user/([A_Za-z0-9-]+)$ user.php?id=$1 [NC,L] </text:span><text:span text:style-name="T7"><text:s text:c="2"/></text:span></text:p>
      <text:p text:style-name="P1"><text:span text:style-name="T7">….</text:span><text:span text:style-name="T9">Rule</text:span><text:span text:style-name="T7">….. <text:s text:c="4"/>……...</text:span><text:span text:style-name="T9">Condition</text:span><text:span text:style-name="T7">……. <text:s text:c="2"/>……...</text:span><text:span text:style-name="T10">ROUTE </text:span><text:span text:style-name="T11">HIDDEN </text:span><text:span text:style-name="T12">URL</text:span><text:span text:style-name="T8"> </text:span><text:span text:style-name="T42">Work(query String)</text:span><text:span text:style-name="T7">…..</text:span></text:p>
      <text:p text:style-name="P4"/>
      <text:p text:style-name="P4">Here,</text:p>
      <text:p text:style-name="P14"><text:span text:style-name="T16">([0-9]+) OR (\w+) OR </text:span><text:span text:style-name="T52">([A_Za-z0-9-]+) <text:s/></text:span><text:span text:style-name="T54">OR (garmany|USA) </text:span><text:span text:style-name="T52">use</text:span><text:span text:style-name="T53">s</text:span><text:span text:style-name="T52"> </text:span><text:span text:style-name="T53">as</text:span><text:span text:style-name="T52"> the query string value like as id=$1 thats menas (---- value ---- ) value under bracket user into id</text:span></text:p>
      <text:p text:style-name="P15"><text:span text:style-name="T77">That’s means on to secound bracket values use as query string value </text:span>ex: <text:span text:style-name="T55">([0-9]+) OR (\w+) OR ([A_Za-z0-9-]+) <text:s/>OR (garmany|USA) </text:span></text:p>
      <text:p text:style-name="P5"/>
      <text:p text:style-name="P1"><text:span text:style-name="T17">1) Create 2 File <text:s/>file.php,index.php in </text:span><text:span text:style-name="T19">htaccess_rewrite_url</text:span><text:span text:style-name="T17"> project</text:span></text:p>
      <text:p text:style-name="P1"><text:span text:style-name="T17">I want to get allow in index.php parameter(</text:span><text:span text:style-name="T19">htaccess_rewrite_url/abc/def/gf</text:span><text:span text:style-name="T17">) then write in then</text:span></text:p>
      <text:p text:style-name="P21"><text:span text:style-name="T17">Create .</text:span><text:span text:style-name="T23">htaccess</text:span><text:span text:style-name="T17">:</text:span></text:p>
      <text:p text:style-name="P47">RewriteEngine On</text:p>
      <text:p text:style-name="P47">#not important RewriteBase every time</text:p>
      <text:p text:style-name="P47">RewriteBase /htaccess_rewrite_url/</text:p>
      <text:p text:style-name="P47"># ture and false file(!-f) and directory(!-d) (^-carat)</text:p>
      <text:p text:style-name="P47">RewriteCond %{REQUEST_FILENAME} !-f</text:p>
      <text:p text:style-name="P47">RewriteCond %{REQUEST_FILENAME} !-d</text:p>
      <text:p text:style-name="P46"><text:span text:style-name="T19">#</text:span><text:span text:style-name="T25">htaccess_rewrite_url/abc/def/gf [QSA= Query String Append, L= Last] [NC= not case sensetive]</text:span></text:p>
      <text:p text:style-name="P47">RewriteRule ^(.*)$ index.php?url=$1 [QSA,L]</text:p>
      <text:p text:style-name="P47"><text:s/>………(OLD URL)…….(NEW URL)……</text:p>
      <text:p text:style-name="P46"><text:span text:style-name="T25"><text:s/></text:span><text:span text:style-name="T24">Then index.php:</text:span></text:p>
      <text:p text:style-name="P47">if(isset($_GET['url']))</text:p>
      <text:p text:style-name="P47"><text:tab/>{</text:p>
      <text:p text:style-name="P47"><text:tab/><text:tab/>echo "&lt;pre&gt;";</text:p>
      <text:p text:style-name="P47"><text:tab/><text:tab/>print_r($_GET);</text:p>
      <text:p text:style-name="P47"><text:tab/><text:tab/> $url = $_GET['url'];</text:p>
      <text:p text:style-name="P47"><text:tab/><text:tab/>$url = explode("/",$url);</text:p>
      <text:p text:style-name="P47"><text:tab/><text:tab/>print_r($url);</text:p>
      <text:p text:style-name="P47"><text:tab/>}</text:p>
      <text:p text:style-name="P6"><text:soft-page-break/></text:p>
      <text:p text:style-name="P2"><text:span text:style-name="T17">2) <text:s/>Create 3 File text.php ,user.php, .htaccess in </text:span><text:span text:style-name="T20">2.rewrite_rule</text:span><text:span text:style-name="T17"> </text:span><text:span text:style-name="T28"><text:s/></text:span><text:span text:style-name="T30">project</text:span><text:span text:style-name="T17"><text:line-break/><text:line-break/></text:span><text:span text:style-name="T30">OLD Right now our URL is: </text:span><text:a xlink:type="simple" xlink:href="http://localhost:7331/url_rewrite_in_php/user.php?id=7" text:style-name="ListLabel_20_152" text:visited-style-name="ListLabel_20_152"><text:span text:style-name="ListLabel_20_1"><text:span text:style-name="T57">http://localhost:7331/url_rewrite_in_php/user.php?id=7</text:span></text:span></text:a></text:p>
      <text:p text:style-name="P1"><text:span text:style-name="T30">(NEW) I want to convert my URL is : : </text:span><text:a xlink:type="simple" xlink:href="http://localhost:7331/url_rewrite_in_php/user/7" text:style-name="ListLabel_20_152" text:visited-style-name="ListLabel_20_152"><text:span text:style-name="ListLabel_20_1"><text:span text:style-name="T57">http://localhost:7331/url_rewrite_in_php/user/7</text:span></text:span></text:a></text:p>
      <text:p text:style-name="P7">Old &lt;a&gt; write in text.php : &lt;a href=’user.php?id=7’&gt; ITEM 1 &lt;/a&gt;</text:p>
      <text:p text:style-name="P7">(NEW) Latest angar link in text.php: <text:s/>&lt;a href=’user/7’&gt; ITEM 1 &lt;/a&gt;</text:p>
      <text:p text:style-name="P6">Create .htaccess:</text:p>
      <text:p text:style-name="P19">RewriteEngine On</text:p>
      <text:p text:style-name="P19">RewriteBase /url_rewrite_in_php/</text:p>
      <text:p text:style-name="P25">RewriteRule ^user/([0-9]+)$ user.php?id=$1 [NC,L] OR</text:p>
      <text:p text:style-name="P14"><text:span text:style-name="T64">RewriteRule ^</text:span><text:bookmark-start text:name="__DdeLink__426_471843959"/><text:span text:style-name="T64">user/</text:span><text:bookmark-end text:name="__DdeLink__426_471843959"/><text:span text:style-name="T65"> </text:span><text:span text:style-name="T64">(\w+) $ user.php?id=$1 [NC,L] OR</text:span></text:p>
      <text:p text:style-name="P25">RewriteRule ^user/([A_Za-z0-9-]+)$ user.php?id=$1 [NC,L] </text:p>
      <text:p text:style-name="P22">…………………………………………………………………………………………………………………………………………………………………………………………………………………...</text:p>
      <text:p text:style-name="P25">[NB: ([A_Za-z0-9-]+) user for string and number] </text:p>
      <text:p text:style-name="P25">[NB : ([0-9]+) user for only number ]</text:p>
      <text:p text:style-name="P25"/>
      <text:p text:style-name="P25">#SAME RULE.........</text:p>
      <text:p text:style-name="P25">#RewriteRule ^(user)$ user.php</text:p>
      <text:p text:style-name="P25">#RewriteRule ^user?$ user.php</text:p>
      <text:p text:style-name="P25">#RewriteRule ^user$ user.php</text:p>
      <text:p text:style-name="P9"/>
      <text:p text:style-name="P9"/>
      <text:p text:style-name="P9"/>
      <text:p text:style-name="P9"/>
      <text:p text:style-name="P1"><text:span text:style-name="T17">3) <text:s/>Create 3 File text.php ,user.php, .htaccess in </text:span><text:span text:style-name="T20">3.url_rewrite_in_php(id_catName)</text:span><text:span text:style-name="T28"> </text:span><text:span text:style-name="T30">project</text:span><text:span text:style-name="T17"><text:line-break/><text:line-break/></text:span><text:span text:style-name="T30">(OLD)Right now our URL is: </text:span><text:a xlink:type="simple" xlink:href="http://localhost:7331/url_rewrite_in_php/user.php?id=7&amp;cat_nam=himel" text:style-name="ListLabel_20_154" text:visited-style-name="ListLabel_20_154"><text:span text:style-name="ListLabel_20_2"><text:span text:style-name="T57">http://localhost:7331/url_rewrite_in_php/user.php?id=7</text:span></text:span></text:a><text:a xlink:type="simple" xlink:href="http://localhost:7331/url_rewrite_in_php/user.php?id=7&amp;cat_nam=himel" text:style-name="ListLabel_20_154" text:visited-style-name="ListLabel_20_154"><text:span text:style-name="ListLabel_20_2"><text:span text:style-name="T66">&amp;cat_nam=himel</text:span></text:span></text:a></text:p>
      <text:p text:style-name="P1"><text:span text:style-name="T30">(NEW)I want to convert my URL is : : </text:span><text:a xlink:type="simple" xlink:href="http://localhost:7331/url_rewrite_in_php/user/7/himel" text:style-name="ListLabel_20_154" text:visited-style-name="ListLabel_20_154"><text:span text:style-name="ListLabel_20_2"><text:span text:style-name="T57">http://localhost:7331/url_rewrite_in_php/user/7/</text:span></text:span></text:a><text:a xlink:type="simple" xlink:href="http://localhost:7331/url_rewrite_in_php/user/7/himel" text:style-name="ListLabel_20_154" text:visited-style-name="ListLabel_20_154"><text:span text:style-name="ListLabel_20_2"><text:span text:style-name="T66">himel</text:span></text:span></text:a></text:p>
      <text:p text:style-name="P7">(Old) &lt;a&gt; write in text.php : &lt;a href=’user.php?id=1&amp;cat_nam=himel’&gt; ITEM 1 &lt;/a&gt;</text:p>
      <text:p text:style-name="P7">(NEW)Latest angar link in text.php: <text:s/>&lt;a href=’user/1/himel’&gt; ITEM 1 &lt;/a&gt;</text:p>
      <text:p text:style-name="P7">Create .htaccess:</text:p>
      <text:p text:style-name="P8">RewriteEngine On</text:p>
      <text:p text:style-name="P8">RewriteBase /url_rewrite_in_php/</text:p>
      <text:p text:style-name="P47"># ture and false file(!-f) and directory(!-d) (^-carat)</text:p>
      <text:p text:style-name="P47">RewriteCond %{REQUEST_FILENAME} !-f</text:p>
      <text:p text:style-name="P47"><text:soft-page-break/>RewriteCond %{REQUEST_FILENAME} !-d</text:p>
      <text:p text:style-name="P47"/>
      <text:p text:style-name="P11"><text:span text:style-name="T64">RewriteRule ^user/</text:span><text:span text:style-name="T65"> </text:span><text:span text:style-name="T64">(\w+)/</text:span><text:span text:style-name="T65"> </text:span><text:span text:style-name="T64">(\w+) $ user.php?id=$1&amp;cat_name=$2 [NC,L]</text:span></text:p>
      <text:p text:style-name="P10">OR</text:p>
      <text:p text:style-name="P12">RewriteRule <text:s/>^user/([A_Za-z0-9-]+)/([A_Za-z0-9-]+)$ user.php?id=$1&amp;cat_name=$2 [NC,L]</text:p>
      <text:p text:style-name="P9"/>
      <text:p text:style-name="P1"><text:span text:style-name="T17">4) <text:s/>Create 2 Filse index.php ,news.php, .htaccess in </text:span><text:span text:style-name="T19">4.htaccess_rewrite_url_dot_html </text:span><text:span text:style-name="T30">project</text:span><text:span text:style-name="T17"><text:line-break/><text:line-break/>OLD Right now our URL is: </text:span><text:a xlink:type="simple" xlink:href="http://localhost:7331/%20htaccess_rewrite_url_dot_html%20/news.php?id=7%22/news.php?id=7" text:style-name="ListLabel_20_155" text:visited-style-name="ListLabel_20_155"><text:span text:style-name="Internet_20_link"><text:span text:style-name="T32">http://localhost:7331/</text:span></text:span></text:a><text:a xlink:type="simple" xlink:href="http://localhost:7331/%20htaccess_rewrite_url_dot_html%20/news.php?id=7%22/news.php?id=7" text:style-name="ListLabel_20_155" text:visited-style-name="ListLabel_20_155"><text:span text:style-name="Internet_20_link"><text:span text:style-name="T26"> HYPERLINK "http://localhost:7331/%20htaccess_rewrite_url_dot_html%20/news.php?id=7" </text:span></text:span></text:a><text:a xlink:type="simple" xlink:href="http://localhost:7331/%20htaccess_rewrite_url_dot_html%20/news.php?id=7%22/news.php?id=7" text:style-name="ListLabel_20_155" text:visited-style-name="ListLabel_20_155"><text:span text:style-name="Internet_20_link"><text:span text:style-name="T32">"http://localhost:7331/%20htaccess_rewrite_url_dot_html%20/news.php?id=7"/news.php?id=7</text:span></text:span></text:a></text:p>
      <text:p text:style-name="P1"><text:span text:style-name="T17">NEW I want to convert my URL is : : </text:span><text:a xlink:type="simple" xlink:href="http://localhost:7331/%20htaccess_rewrite_url_dot_html%20/news/7" text:style-name="ListLabel_20_157" text:visited-style-name="ListLabel_20_157"><text:span text:style-name="ListLabel_20_5"><text:span text:style-name="T67">http://localhost:7331/</text:span></text:span></text:a><text:a xlink:type="simple" xlink:href="http://localhost:7331/%20htaccess_rewrite_url_dot_html%20/news/7" text:style-name="ListLabel_20_157" text:visited-style-name="ListLabel_20_157"><text:span text:style-name="ListLabel_20_5"><text:span text:style-name="T68"> HYPERLINK "http://localhost:7331/%20htaccess_rewrite_url_dot_html%20/news/7" htaccess_rewrite_url_dot_html </text:span></text:span></text:a><text:a xlink:type="simple" xlink:href="http://localhost:7331/%20htaccess_rewrite_url_dot_html%20/news/7" text:style-name="ListLabel_20_157" text:visited-style-name="ListLabel_20_157"><text:span text:style-name="ListLabel_20_5"><text:span text:style-name="T67"><text:s/>HYPERLINK "http://localhost:7331/%20htaccess_rewrite_url_dot_html%20/news/7"/news/7</text:span></text:span></text:a><text:span text:style-name="T33">.</text:span><text:span text:style-name="T34">htm</text:span><text:span text:style-name="T33">l</text:span></text:p>
      <text:p text:style-name="P1"><text:span text:style-name="T17">Old &lt;a&gt; write in index.php : &lt;a href=</text:span><text:span text:style-name="T65"> ‘</text:span><text:span text:style-name="T17">news.php?id=7’&gt; ITEM 1 &lt;/a&gt;</text:span></text:p>
      <text:p text:style-name="P6">NEW Latest angar link in index.php: <text:s/>&lt;a href= ‘news /7.html’&gt; ITEM 1 &lt;/a&gt;</text:p>
      <text:p text:style-name="P6">Create .htaccess:</text:p>
      <text:p text:style-name="P25">RewriteEngine On</text:p>
      <text:p text:style-name="P25">#this rewritebase name not importent that is oftional</text:p>
      <text:p text:style-name="P25">RewriteBase /htaccess_rewrite_url_dot_html/</text:p>
      <text:p text:style-name="P22"/>
      <text:p text:style-name="P25">#CLEAN URL......(^ carat) [NC = NOT CASH SENSETIVE]</text:p>
      <text:p text:style-name="P25">RewriteRule ^news/([0-9]+)\.html$ news.php?id=$1 [NC,L] OR</text:p>
      <text:p text:style-name="P25">RewriteRule ^news/(\w+)\.html$ news.php?id=$1 [NC,L] OR</text:p>
      <text:p text:style-name="P25">RewriteRule ^news/([A_Za-z0-9-]+)\.html$ news.php?id=$1 [NC,L] OR</text:p>
      <text:p text:style-name="P25"/>
      <text:p text:style-name="P22"/>
      <text:p text:style-name="P1"><text:span text:style-name="T64">5)</text:span><text:span text:style-name="T17"> Create 2 Filse index.php , file.php, .htaccess in </text:span><text:span text:style-name="T28">htaccess_rewrite_url_dot_html </text:span><text:span text:style-name="T30">project</text:span><text:span text:style-name="T17"><text:line-break/><text:line-break/></text:span><text:span text:style-name="T30">OLD Right now our URL is: </text:span><text:a xlink:type="simple" xlink:href="http://localhost:7331/htaccess_rewrite_url_dot_html/file.php?id=10&amp;cat_id=12" text:style-name="ListLabel_20_161" text:visited-style-name="ListLabel_20_161"><text:span text:style-name="ListLabel_20_9"><text:span text:style-name="T58">http://localhost:7331/htaccess_rewrite_url_dot_html</text:span></text:span></text:a><text:a xlink:type="simple" xlink:href="http://localhost:7331/htaccess_rewrite_url_dot_html/file.php?id=10&amp;cat_id=12" text:style-name="ListLabel_20_161" text:visited-style-name="ListLabel_20_161"><text:span text:style-name="ListLabel_20_9"><text:span text:style-name="T60">/</text:span></text:span></text:a><text:a xlink:type="simple" xlink:href="http://localhost:7331/htaccess_rewrite_url_dot_html/file.php?id=10&amp;cat_id=12" text:style-name="ListLabel_20_161" text:visited-style-name="ListLabel_20_161"><text:span text:style-name="ListLabel_20_9"><text:span text:style-name="T70">file.php?id=10&amp;cat_id=12</text:span></text:span></text:a></text:p>
      <text:p text:style-name="P1"><text:span text:style-name="T30">NEW I want to convert my URL is : : </text:span><text:a xlink:type="simple" xlink:href="http://localhost:7331/" text:style-name="ListLabel_20_162" text:visited-style-name="ListLabel_20_162"><text:span text:style-name="ListLabel_20_7"><text:span text:style-name="T58">http://localhost:7331/</text:span></text:span></text:a><text:span text:style-name="T35"> htaccess_rewrite_url_dot_html </text:span><text:span text:style-name="T70">/</text:span><text:span text:style-name="T71">file/10/12.html</text:span></text:p>
      <text:p text:style-name="P1"><text:span text:style-name="T30">Old &lt;a&gt; write in index.php </text:span><text:span text:style-name="T28">&lt;a href="file.php?id=10&amp;cat_id=12" target="_blank"&gt;FILE PAGE&lt;/a&gt;</text:span></text:p>
      <text:p text:style-name="P1"><text:span text:style-name="T30">Latest angar link in index.php: <text:s/></text:span><text:span text:style-name="T28">&lt;a href="file/10/12.html" target="_blank"&gt;FILE PAGE&lt;/a&gt;&lt;br&gt;</text:span></text:p>
      <text:p text:style-name="P6"/>
      <text:p text:style-name="P6">Create .htaccess:</text:p>
      <text:p text:style-name="P25">RewriteEngine On</text:p>
      <text:p text:style-name="P25">#this rewritebase name not importent that is oftional</text:p>
      <text:p text:style-name="P25"><text:soft-page-break/>RewriteBase /htaccess_rewrite_url_dot_html/</text:p>
      <text:p text:style-name="P25">#[NC = Not Casesencetive]</text:p>
      <text:p text:style-name="P25">#CLEAN URL......(^ carat)</text:p>
      <text:p text:style-name="P14"><text:span text:style-name="T64">RewriteRule ^file/([0-9]+)/([0-9]+)\.html$ file.php?id=$1</text:span><text:bookmark-start text:name="__DdeLink__460_4110007876"/><text:span text:style-name="T64">&amp;cat_id=$2</text:span><text:bookmark-end text:name="__DdeLink__460_4110007876"/><text:span text:style-name="T64"> [NC,L]</text:span></text:p>
      <text:p text:style-name="P25">OR</text:p>
      <text:p text:style-name="P25">RewriteRule ^([A_Za-z0-9-]+)/([A-Za-z0-9-=]+)\.html$ news.php?id=$1&amp;cat_id=$2 [NC,L] </text:p>
      <text:p text:style-name="P22"/>
      <text:p text:style-name="P1"><text:span text:style-name="T64">6)</text:span><text:span text:style-name="T17"> </text:span><text:span text:style-name="T18">Create 2 Filse index.php , file.php, .htaccess in </text:span><text:span text:style-name="T29">htaccess_rewrite_url_dot_html </text:span><text:span text:style-name="T31">project</text:span><text:span text:style-name="T18"><text:line-break/><text:line-break/></text:span><text:span text:style-name="T31">OLD Right now our URL is: </text:span><text:a xlink:type="simple" xlink:href="http://localhost:7331/htaccess_rewrite_url_dot_html/file.php?id=10&amp;pages=12" text:style-name="ListLabel_20_164" text:visited-style-name="ListLabel_20_164"><text:span text:style-name="ListLabel_20_10"><text:span text:style-name="T59">http://localhost:7331/htaccess_rewrite_url_dot_html</text:span></text:span></text:a><text:a xlink:type="simple" xlink:href="http://localhost:7331/htaccess_rewrite_url_dot_html/file.php?id=10&amp;pages=12" text:style-name="ListLabel_20_164" text:visited-style-name="ListLabel_20_164"><text:span text:style-name="ListLabel_20_10"><text:span text:style-name="T72">/file.php?id=10&amp;pages=12</text:span></text:span></text:a></text:p>
      <text:p text:style-name="P1"><text:span text:style-name="T31">NEW I want to convert my URL is : : </text:span><text:a xlink:type="simple" xlink:href="http://localhost:7331/" text:style-name="ListLabel_20_165" text:visited-style-name="ListLabel_20_165"><text:span text:style-name="ListLabel_20_7"><text:span text:style-name="T59">http://localhost:7331/</text:span></text:span></text:a><text:span text:style-name="T36"> htaccess_rewrite_url_dot_html </text:span><text:span text:style-name="T27">/</text:span><text:span text:style-name="T72">file/id/10/pages/12.html</text:span></text:p>
      <text:p text:style-name="P1"><text:span text:style-name="T31">Old &lt;a&gt; write in index.php &lt;a href="</text:span><text:span text:style-name="T73">file.php?id=10&amp;pages=12</text:span><text:span text:style-name="T31">" target="_blank"&gt;FILE PAGE&lt;/a</text:span></text:p>
      <text:p text:style-name="P1"><text:span text:style-name="T31">Latest angar link in index.php: <text:s/>&lt;a href</text:span><text:span text:style-name="T74">="</text:span><text:span text:style-name="T72"> </text:span><text:span text:style-name="T74">file/id/10/pages/12.html</text:span><text:span text:style-name="T31">" target="_blank"&gt;FILE PAGE&lt;/a&gt;&lt;br&gt;</text:span></text:p>
      <text:p text:style-name="P6">Create .htaccess:</text:p>
      <text:p text:style-name="P25">RewriteEngine On</text:p>
      <text:p text:style-name="P25">#this rewritebase name not importent that is oftional</text:p>
      <text:p text:style-name="P25">RewriteBase /htaccess_rewrite_url_dot_html/</text:p>
      <text:p text:style-name="P22"/>
      <text:p text:style-name="P25">#CLEAN URL......(^ carat)</text:p>
      <text:p text:style-name="P14"><text:span text:style-name="T64">RewriteRule ^file/id/([0-9]+)/</text:span><text:span text:style-name="T65"> </text:span><text:span text:style-name="T64">pages/([0-9]+)\.html$ file.php?id=$1&amp;pages=$2 [NC,L]</text:span></text:p>
      <text:p text:style-name="P25"/>
      <text:p text:style-name="P25"/>
      <text:p text:style-name="P25">ex:</text:p>
      <text:p text:style-name="P41">RewriteRule ^file/id/([0-9]+)/ pages/([0-9]+)\.html$ file.php?id=$1&amp;pages=$2 [NC,L]</text:p>
      <text:p text:style-name="P41"><text:s text:c="20"/>----------Condition--------------------------- <text:s text:c="4"/>---------------Work----------------</text:p>
      <text:p text:style-name="P22"/>
      <text:p text:style-name="P42">6.1) Very Important:</text:p>
      <text:p text:style-name="P22"/>
      <text:p text:style-name="P1"><text:span text:style-name="T18">Create 2 Filse index.php , file.php, .htaccess in </text:span><text:span text:style-name="T22">2.2.htacces_add_multiple_query_string_in_menually</text:span><text:span text:style-name="T21"> </text:span><text:span text:style-name="T31">project</text:span><text:span text:style-name="T18"><text:line-break/></text:span></text:p>
      <text:p text:style-name="P1"><text:span text:style-name="T18">1) </text:span><text:span text:style-name="T22">Add Menually query string:</text:span></text:p>
      <text:p text:style-name="P13">RewriteRule ^user/([A_Za-z0-9-]+)$ user.php?id=$1&amp;cloud=cloudOne&amp;name=Himel [NC,L]</text:p>
      <text:p text:style-name="P13"><text:s text:c="88"/>----------- Menual query string----</text:p>
      <text:p text:style-name="P13">Action: </text:p>
      <text:p text:style-name="P13">&lt;a href="user/10" target="_blank"&gt; Item &lt;?php echo $i; ?&gt;&lt;/a&gt;</text:p>
      <text:p text:style-name="P13">2) Single rewriteRule use Multile Action:</text:p>
      <text:p text:style-name="P13"><text:soft-page-break/>RewriteRule ^user/(garmany|USA)/([A_Za-z0-9-]+)/([A_Za-z0-9-]+)$ user.php?id=$1&amp;county=$2&amp;cloud=GOOGLE [NC,L]</text:p>
      <text:p text:style-name="P13">Action: </text:p>
      <text:p text:style-name="P13">&lt;a href="user/garmany/100/&lt;?php echo "Germany"; ?&gt;" target="_blank"&gt; Garmany &lt;?php echo $i; ?&gt;&lt;/a&gt;</text:p>
      <text:p text:style-name="P13">&lt;a href="user/usa/120/&lt;?php echo "USA"; ?&gt;" target="_blank"&gt; USA &lt;?php echo $i; ?&gt;&lt;/a&gt;<text:tab/></text:p>
      <text:p text:style-name="P1"><text:span text:style-name="T75"><text:s/></text:span><text:span text:style-name="T18"><text:line-break/></text:span></text:p>
      <text:p text:style-name="P22"/>
      <text:p text:style-name="P22"/>
      <text:p text:style-name="P22"/>
      <text:p text:style-name="P22"/>
      <text:p text:style-name="P14"><text:span text:style-name="T64">7) </text:span><text:span text:style-name="T56">Only Value get:</text:span></text:p>
      <text:p text:style-name="P22"/>
      <text:p text:style-name="P14"><text:span text:style-name="T65">NEW URL: </text:span><text:a xlink:type="simple" xlink:href="http://localhost/htaccess_url_rewrite_blog/2010/" text:style-name="ListLabel_20_166" text:visited-style-name="ListLabel_20_166"><text:span text:style-name="ListLabel_20_11"><text:span text:style-name="T62">http://localhost/htaccess_url_rewrite_blog/2010/</text:span></text:span></text:a></text:p>
      <text:p text:style-name="P23"/>
      <text:p text:style-name="P43">New anker link = <text:s/>&lt;a href='2010/'&gt; link 1 &lt;/a&gt;</text:p>
      <text:p text:style-name="P22"/>
      <text:p text:style-name="P25">Create .htaccess:</text:p>
      <text:p text:style-name="P22"/>
      <text:p text:style-name="P25">RewriteEngine On</text:p>
      <text:p text:style-name="P25">RewriteBase /htaccess_url_rewrite_blog/</text:p>
      <text:p text:style-name="P25">RewriteRule ^([A-Za-z0-9-]+)/?$ <text:s text:c="3"/>get_archives_by_year.php?year=$1 </text:p>
      <text:p text:style-name="P27">Here year=2010</text:p>
      <text:p text:style-name="P26"/>
      <text:p text:style-name="P27">8) FOUR DIGIT NUMBER OR Topic name:</text:p>
      <text:p text:style-name="P26"/>
      <text:p text:style-name="P14"><text:span text:style-name="T63">URL 1: </text:span><text:a xlink:type="simple" xlink:href="http://localhost/htaccess_url_rewrite_blog/2222/" text:style-name="ListLabel_20_166" text:visited-style-name="ListLabel_20_166"><text:span text:style-name="ListLabel_20_11"><text:span text:style-name="T62">http://localhost/htaccess_url_rewrite_blog/2222/</text:span></text:span></text:a></text:p>
      <text:p text:style-name="P14"><text:span text:style-name="T63">URL 2: </text:span><text:a xlink:type="simple" xlink:href="http://localhost/htaccess_url_rewrite_blog/himel/" text:style-name="ListLabel_20_166" text:visited-style-name="ListLabel_20_166"><text:span text:style-name="ListLabel_20_11"><text:span text:style-name="T62">http://localhost/htaccess_url_rewrite_blog/himel/</text:span></text:span></text:a></text:p>
      <text:p text:style-name="P26"/>
      <text:p text:style-name="P27">Create .htaccess file:</text:p>
      <text:p text:style-name="P26"/>
      <text:p text:style-name="P25">#multiple Rule [NC = Not Casecensitive , L= Last]</text:p>
      <text:p text:style-name="P25"><text:tab/>RewriteRule ^([0-9]{4})/?$ <text:s text:c="3"/>get_archives_by_year.php?year=$1 [NC,L] <text:s text:c="3"/></text:p>
      <text:p text:style-name="P25">---- &gt; Here Fore Digit Number</text:p>
      <text:p text:style-name="P25"><text:tab/>RewriteRule ^([A-Za-z0-9-]+)/?$ get_archives_by_topic.php?topic_name=$1 <text:s text:c="3"/>[NC,L]</text:p>
      <text:p text:style-name="P22"/>
      <text:p text:style-name="P25">---→ Topic name only</text:p>
      <text:p text:style-name="P22"/>
      <text:p text:style-name="P29">[NB: if <text:s/>we get 4 digit number a a value then redirect "get_archives_by_year.php" FILE OR if we get NAME as a value then redirect "get_archives_by_topic.php" FILE ]</text:p>
      <text:p text:style-name="P28"/>
      <text:p text:style-name="P29">9)</text:p>
      <text:p text:style-name="P35">To redirect an old domain to a new domain:</text:p>
      <text:p text:style-name="P14"><text:soft-page-break/><text:span text:style-name="T48">Usefull link: </text:span><text:span text:style-name="T49">https://www.inmotionhosting.com/support/website/redirects/setting-up-a-301-permanent-redirect-via-htaccess</text:span></text:p>
      <text:p text:style-name="P30"/>
      <text:p text:style-name="P36">RewriteCond %{HTTP_HOST} <text:s/>^old_domain.com [NC]</text:p>
      <text:p text:style-name="P14"><text:span text:style-name="T50">RewriteRule ^(.*)$ <text:s/></text:span><text:a xlink:type="simple" xlink:href="http://www.new_domain.com/$1" text:style-name="ListLabel_20_167" text:visited-style-name="ListLabel_20_167"><text:span text:style-name="ListLabel_20_12"><text:span text:style-name="T51">http://www.new_domain.com/$1</text:span></text:span></text:a><text:span text:style-name="T50"> [L,R=301]</text:span></text:p>
      <text:p text:style-name="P31"/>
      <text:p text:style-name="P35">To redirect all requests missing "www" (yes www):</text:p>
      <text:p text:style-name="P30"/>
      <text:p text:style-name="P36">RewriteCond %{HTTP_HOST} ^domain.com [NC]</text:p>
      <text:p text:style-name="P14"><text:span text:style-name="T50">RewriteRule ^(.*)$ </text:span><text:a xlink:type="simple" xlink:href="http://www.domain.com/$1" text:style-name="ListLabel_20_167" text:visited-style-name="ListLabel_20_167"><text:span text:style-name="ListLabel_20_12"><text:span text:style-name="T51">http://www.domain.com/$1</text:span></text:span></text:a><text:span text:style-name="T50"> [L,R=301]</text:span></text:p>
      <text:p text:style-name="P30"/>
      <text:p text:style-name="P35">To redirect all requests with "www" (no www):</text:p>
      <text:p text:style-name="P30"/>
      <text:p text:style-name="P36">RewriteCond %{HTTP_HOST} ^www.domain.com [NC]</text:p>
      <text:p text:style-name="P14"><text:span text:style-name="T50">RewriteRule ^(.*)$ </text:span><text:a xlink:type="simple" xlink:href="http://domain.com/$1" text:style-name="ListLabel_20_167" text:visited-style-name="ListLabel_20_167"><text:span text:style-name="ListLabel_20_12"><text:span text:style-name="T51">http://domain.com/$1</text:span></text:span></text:a><text:span text:style-name="T50"> [L,R=301]</text:span></text:p>
      <text:p text:style-name="P30"/>
      <text:p text:style-name="P37">Redirect old page to new page:</text:p>
      <text:p text:style-name="P30"/>
      <text:p text:style-name="P14"><text:span text:style-name="T50">RewriteRule ^old-url.htm$ <text:s/></text:span><text:a xlink:type="simple" xlink:href="http://www.domain.com/new-url.htm" text:style-name="ListLabel_20_167" text:visited-style-name="ListLabel_20_167"><text:span text:style-name="ListLabel_20_12"><text:span text:style-name="T51">http://www.domain.com/new-url.htm</text:span></text:span></text:a><text:span text:style-name="T50"> [NC,R=301,L]</text:span></text:p>
      <text:p text:style-name="P30"/>
      <text:p text:style-name="P30"/>
      <text:p text:style-name="P30"/>
      <text:p text:style-name="P50"><text:span text:style-name="T4">YouTube Tutorial: (</text:span><text:span text:style-name="T5">htaccess Crash Course </text:span><text:span text:style-name="T4">):</text:span></text:p>
      <text:p text:style-name="P50"><text:span text:style-name="T24">Tutorial 1</text:span><text:span text:style-name="T37">:</text:span></text:p>
      <text:p text:style-name="P53"><text:span text:style-name="T13">i) </text:span><text:span text:style-name="T38">SET Directory:</text:span></text:p>
      <text:p text:style-name="P55">syntax: <text:s/>DirectoryIndex default.html index.html index.php</text:p>
      <text:p text:style-name="P53"><text:span text:style-name="T14">ii)</text:span><text:span text:style-name="T15"> </text:span><text:span text:style-name="T14">Assigne error message(specfy as many as needed):</text:span></text:p>
      <text:p text:style-name="P53"><draw:frame draw:style-name="fr1" draw:name="Object1" text:anchor-type="as-char" svg:width="6.0563in" svg:height="1.3634in" draw:z-index="0"><draw:object-ole xlink:href="./Obj110" xlink:type="simple" xlink:show="embed" xlink:actuate="onLoad"/><draw:image xlink:href="./ObjectReplacements/Obj110" xlink:type="simple" xlink:show="embed" xlink:actuate="onLoad"/></draw:frame></text:p>
      <text:p text:style-name="P51"/>
      <text:p text:style-name="P51"/>
      <text:p text:style-name="P51"/>
      <text:p text:style-name="P51">Tutorial 2:</text:p>
      <text:p text:style-name="P52">iii) Enable/ Disable Directory browsing:</text:p>
      <text:p text:style-name="P51"><text:soft-page-break/>that creat error 404/403/401</text:p>
      <text:p text:style-name="P50"><draw:frame draw:style-name="fr1" draw:name="Object2" text:anchor-type="as-char" svg:width="5.328in" svg:height="1.328in" draw:z-index="1"><draw:object-ole xlink:href="./Obj111" xlink:type="simple" xlink:show="embed" xlink:actuate="onLoad"/><draw:image xlink:href="./ObjectReplacements/Obj111" xlink:type="simple" xlink:show="embed" xlink:actuate="onLoad"/></draw:frame></text:p>
      <text:p text:style-name="P51">.htaccess:</text:p>
      <text:p text:style-name="P19">DirectoryIndex xyx.html (unknown directory)</text:p>
      <text:p text:style-name="P16"/>
      <text:p text:style-name="P18"># if Error SHow AND forword error page</text:p>
      <text:p text:style-name="P14"><text:span text:style-name="T28">ErrorDocument 404 </text:span><text:a xlink:type="simple" xlink:href="http://localhost:7331/htaccess_crash_course/error/error404.php" text:style-name="ListLabel_20_168" text:visited-style-name="ListLabel_20_168"><text:span text:style-name="ListLabel_20_13"><text:span text:style-name="T61">http://localhost:7331/htaccess_crash_course/error/error404.php</text:span></text:span></text:a></text:p>
      <text:p text:style-name="P14"><text:span text:style-name="T28">ErrorDocument 403 </text:span><text:a xlink:type="simple" xlink:href="http://localhost:7331/htaccess_crash_course/error/error403.php" text:style-name="ListLabel_20_168" text:visited-style-name="ListLabel_20_168"><text:span text:style-name="ListLabel_20_13"><text:span text:style-name="T61">http://localhost:7331/htaccess_crash_course/error/error403.php</text:span></text:span></text:a></text:p>
      <text:p text:style-name="P18"/>
      <text:p text:style-name="P18"># Directory Browsing off:</text:p>
      <text:p text:style-name="P19">Options –Indexes</text:p>
      <text:p text:style-name="P19"/>
      <text:p text:style-name="P14"><text:span text:style-name="T14">iv)</text:span><text:span text:style-name="T13">Hide File in Directory Browsing</text:span><text:span text:style-name="T37">:</text:span></text:p>
      <text:p text:style-name="P19"/>
      <text:p text:style-name="P14"><draw:frame draw:style-name="fr1" draw:name="Object3" text:anchor-type="as-char" svg:width="6.0402in" svg:height="0.5201in" draw:z-index="2"><draw:object-ole xlink:href="./Obj112" xlink:type="simple" xlink:show="embed" xlink:actuate="onLoad"/><draw:image xlink:href="./ObjectReplacements/Obj112" xlink:type="simple" xlink:show="embed" xlink:actuate="onLoad"/></draw:frame></text:p>
      <text:p text:style-name="P54">DirectoryIndex xyx.html (wring File that not exists)</text:p>
      <text:p text:style-name="P54">#Hide Files in Directory Browsing</text:p>
      <text:p text:style-name="P54">IndexIgnore *</text:p>
      <text:p text:style-name="P54"/>
      <text:p text:style-name="P53"><text:span text:style-name="T39">v) </text:span><text:span text:style-name="T41">Block/Allow access IP address</text:span><text:span text:style-name="T39">:</text:span><text:span text:style-name="T40"> </text:span><text:span text:style-name="T28">(this code allow and block span website in access our site)</text:span></text:p>
      <text:p text:style-name="P53"><draw:frame draw:style-name="fr1" draw:name="Object4" text:anchor-type="as-char" svg:width="6.2402in" svg:height="0.8161in" draw:z-index="3"><draw:object-ole xlink:href="./Obj113" xlink:type="simple" xlink:show="embed" xlink:actuate="onLoad"/><draw:image xlink:href="./ObjectReplacements/Obj113" xlink:type="simple" xlink:show="embed" xlink:actuate="onLoad"/></draw:frame></text:p>
      <text:p text:style-name="P22"/>
      <text:p text:style-name="P24"/>
      <text:p text:style-name="P24"/>
      <text:p text:style-name="P44">Tutorial 3:</text:p>
      <text:p text:style-name="P24"/>
      <text:p text:style-name="P45">vi)RedirectURL:</text:p>
      <text:p text:style-name="P14"><text:soft-page-break/><draw:frame draw:style-name="fr1" draw:name="Object5" text:anchor-type="as-char" svg:width="6.2402in" svg:height="0.8563in" draw:z-index="4"><draw:object-ole xlink:href="./Obj114" xlink:type="simple" xlink:show="embed" xlink:actuate="onLoad"/><draw:image xlink:href="./ObjectReplacements/Obj114" xlink:type="simple" xlink:show="embed" xlink:actuate="onLoad"/></draw:frame></text:p>
      <text:p text:style-name="P24"/>
      <text:p text:style-name="P44">Example: into .htaccess</text:p>
      <text:p text:style-name="P57">#Creae Default Directory…</text:p>
      <text:p text:style-name="P57">DirectoryIndex index.html index.php</text:p>
      <text:p text:style-name="P57"/>
      <text:p text:style-name="P57"># if Error SHow AND forword error page</text:p>
      <text:p text:style-name="P56"><text:span text:style-name="T28">ErrorDocument 404 </text:span><text:a xlink:type="simple" xlink:href="http://localhost:7331/htaccess_crash_course/error/error404.php" text:style-name="ListLabel_20_168" text:visited-style-name="ListLabel_20_168"><text:span text:style-name="ListLabel_20_13"><text:span text:style-name="T61">http://localhost:7331/htaccess_crash_course/error/error404.php</text:span></text:span></text:a></text:p>
      <text:p text:style-name="P56"><text:span text:style-name="T28">ErrorDocument 403 </text:span><text:a xlink:type="simple" xlink:href="http://localhost:7331/htaccess_crash_course/error/error403.php" text:style-name="ListLabel_20_168" text:visited-style-name="ListLabel_20_168"><text:span text:style-name="ListLabel_20_13"><text:span text:style-name="T61">http://localhost:7331/htaccess_crash_course/error/error403.php</text:span></text:span></text:a></text:p>
      <text:p text:style-name="P57"/>
      <text:p text:style-name="P57">#Hide Files in Directory Browsing</text:p>
      <text:p text:style-name="P57">IndexIgnore *</text:p>
      <text:p text:style-name="P57"/>
      <text:p text:style-name="P58">RewriteEngine On</text:p>
      <text:p text:style-name="P58">RewriteBase /htaccess_crash_course/</text:p>
      <text:p text:style-name="P58"/>
      <text:p text:style-name="P58">RewriteRule ^example.php$ default.html [R=301]</text:p>
      <text:p text:style-name="P19"/>
      <text:p text:style-name="P14"><text:span text:style-name="T14">vii) Block Access from specific refer:</text:span><text:span text:style-name="T15"> <text:s/></text:span></text:p>
      <text:p text:style-name="P20">(you can block span that have come from youtube or fb etc)</text:p>
      <text:p text:style-name="P14"><draw:frame draw:style-name="fr1" draw:name="Object6" text:anchor-type="as-char" svg:width="6.2402in" svg:height="1.1201in" draw:z-index="5"><draw:object-ole xlink:href="./Obj115" xlink:type="simple" xlink:show="embed" xlink:actuate="onLoad"/><draw:image xlink:href="./ObjectReplacements/Obj115" xlink:type="simple" xlink:show="embed" xlink:actuate="onLoad"/></draw:frame></text:p>
      <text:p text:style-name="P17"/>
      <text:p text:style-name="P17">viii) </text:p>
      <text:p text:style-name="P17">If” mod_rewrite” is off in the ‘http_conf’ file then we must able this file in .htaccess</text:p>
      <text:p text:style-name="P17"/>
      <text:p text:style-name="P17">Example: </text:p>
      <text:p text:style-name="P17"/>
      <text:p text:style-name="P38">&lt;ifModule mod_rewrite.c&gt;</text:p>
      <text:p text:style-name="P17"><text:tab/>RewriteEngine On</text:p>
      <text:p text:style-name="P17"><text:tab/>RewriteRule ^example.php$ default.html [R=301]</text:p>
      <text:p text:style-name="P38">&lt;/ifModule&gt;</text:p>
      <text:p text:style-name="P38"/>
      <text:p text:style-name="P32"/>
      <text:p text:style-name="P34">viii) Redirect Domain Name without “www” prefix:</text:p>
      <text:p text:style-name="P32"/>
      <text:p text:style-name="P14"><text:span text:style-name="T43">if your site isn’t start with </text:span><text:span text:style-name="T45">www</text:span><text:span text:style-name="T46"> </text:span><text:span text:style-name="T43">but user input </text:span><text:a xlink:type="simple" xlink:href="http://www.xyz.com/" text:style-name="ListLabel_20_169" text:visited-style-name="ListLabel_20_169"><text:span text:style-name="ListLabel_20_14"><text:span text:style-name="T69">www.xyz.com</text:span></text:span></text:a><text:span text:style-name="T43"> then it redirect to </text:span><text:span text:style-name="T45">xyz.com</text:span></text:p>
      <text:p text:style-name="P33">example:</text:p>
      <text:p text:style-name="P32"><text:soft-page-break/></text:p>
      <text:p text:style-name="P32"/>
      <text:p text:style-name="P14"><draw:frame draw:style-name="fr1" draw:name="Object7" text:anchor-type="as-char" svg:width="6.2402in" svg:height="0.8083in" draw:z-index="6"><draw:object-ole xlink:href="./Obj116" xlink:type="simple" xlink:show="embed" xlink:actuate="onLoad"/><draw:image xlink:href="./ObjectReplacements/Obj116" xlink:type="simple" xlink:show="embed" xlink:actuate="onLoad"/></draw:frame></text:p>
      <text:p text:style-name="P14"><text:span text:style-name="T43">if your site is start with </text:span><text:span text:style-name="T45">www</text:span><text:span text:style-name="T46"> </text:span><text:span text:style-name="T43">but user input </text:span><text:a xlink:type="simple" xlink:href="http://www.xyz.com/" text:style-name="ListLabel_20_169" text:visited-style-name="ListLabel_20_169"><text:span text:style-name="ListLabel_20_14"><text:span text:style-name="T69">xyz.com</text:span></text:span></text:a><text:span text:style-name="T43"> then it redirect to </text:span><text:a xlink:type="simple" xlink:href="http://www.xyz.com/" text:style-name="ListLabel_20_171" text:visited-style-name="ListLabel_20_171"><text:span text:style-name="ListLabel_20_16"><text:span text:style-name="T44">www.</text:span></text:span></text:a><text:a xlink:type="simple" xlink:href="http://www.xyz.com/" text:style-name="ListLabel_20_171" text:visited-style-name="ListLabel_20_171"><text:span text:style-name="ListLabel_20_16"><text:span text:style-name="T47">xyz.com</text:span></text:span></text:a></text:p>
      <text:p text:style-name="P33">example:</text:p>
      <text:p text:style-name="P32"/>
      <text:p text:style-name="P14"><draw:frame draw:style-name="fr1" draw:name="Object8" text:anchor-type="as-char" svg:width="6.2402in" svg:height="0.7681in" draw:z-index="7"><draw:object-ole xlink:href="./Obj117" xlink:type="simple" xlink:show="embed" xlink:actuate="onLoad"/><draw:image xlink:href="./ObjectReplacements/Obj117" xlink:type="simple" xlink:show="embed" xlink:actuate="onLoad"/></draw:frame></text:p>
      <text:p text:style-name="P32"/>
      <text:p text:style-name="P32">iX) Remove index.php</text:p>
      <text:p text:style-name="P32"/>
      <text:p text:style-name="P21"><text:span text:style-name="T17">Create .</text:span><text:span text:style-name="T23">htaccess</text:span><text:span text:style-name="T17">:</text:span></text:p>
      <text:p text:style-name="P47">RewriteEngine On</text:p>
      <text:p text:style-name="P47">#not important RewriteBase every time</text:p>
      <text:p text:style-name="P47">RewriteBase /htaccess_rewrite_url/</text:p>
      <text:p text:style-name="P47"># ture and false file(!-f) and directory(!-d) (^-carat)</text:p>
      <text:p text:style-name="P47">RewriteCond %{REQUEST_FILENAME} !-f</text:p>
      <text:p text:style-name="P47">RewriteCond %{REQUEST_FILENAME} !-d</text:p>
      <text:p text:style-name="P46"><text:span text:style-name="T19">#</text:span><text:span text:style-name="T25">htaccess_rewrite_url/abc/def/gf</text:span></text:p>
      <text:p text:style-name="P47">RewriteRule ^(.*)$ index.php?url=$1 [QSA,L]</text:p>
      <text:p text:style-name="P47"/>
      <text:p text:style-name="P48">Then index.php:</text:p>
      <text:p text:style-name="P47">if(isset($_GET['url']))</text:p>
      <text:p text:style-name="P47"><text:tab/>{</text:p>
      <text:p text:style-name="P47"><text:tab/><text:tab/>echo "&lt;pre&gt;";</text:p>
      <text:p text:style-name="P47"><text:tab/><text:tab/>print_r($_GET);</text:p>
      <text:p text:style-name="P47"><text:tab/><text:tab/> $url = $_GET['url'];</text:p>
      <text:p text:style-name="P47"><text:tab/><text:tab/>$url = explode("/",$url);</text:p>
      <text:p text:style-name="P47"><text:tab/><text:tab/>print_r($url);</text:p>
      <text:p text:style-name="P47"><text:tab/>}</text:p>
      <text:p text:style-name="P47"/>
      <text:p text:style-name="P47"/>
      <text:p text:style-name="P47"/>
      <text:p text:style-name="P47"/>
      <text:p text:style-name="P47"/>
      <text:p text:style-name="P47"/>
      <text:p text:style-name="P48">Tutorial: 5</text:p>
      <text:p text:style-name="P48"/>
      <text:p text:style-name="P49">X) Enable gZip Compression:</text:p>
      <text:p text:style-name="P48"/>
      <text:p text:style-name="P46"><text:soft-page-break/><draw:frame draw:style-name="fr1" draw:name="Object9" text:anchor-type="as-char" svg:width="6.2402in" svg:height="1.7681in" draw:z-index="8"><draw:object-ole xlink:href="./Obj118" xlink:type="simple" xlink:show="embed" xlink:actuate="onLoad"/><draw:image xlink:href="./ObjectReplacements/Obj118" xlink:type="simple" xlink:show="embed" xlink:actuate="onLoad"/></draw:frame></text:p>
      <text:p text:style-name="P48"/>
      <text:p text:style-name="P49">Xi) Leverage Browser caching:</text:p>
      <text:p text:style-name="P48"/>
      <text:p text:style-name="P46"><draw:frame draw:style-name="fr1" draw:name="Object10" text:anchor-type="as-char" svg:width="6.2402in" svg:height="1.8244in" draw:z-index="9"><draw:object-ole xlink:href="./Obj119" xlink:type="simple" xlink:show="embed" xlink:actuate="onLoad"/><draw:image xlink:href="./ObjectReplacements/Obj119" xlink:type="simple" xlink:show="embed" xlink:actuate="onLoad"/></draw:frame></text:p>
      <text:p text:style-name="P47"/>
      <text:p text:style-name="P14"/>
      <text:p text:style-name="P14"/>
      <text:p text:style-name="P39"/>
      <text:p text:style-name="P40">Previous Beta.mylighthost .htaccess file:</text:p>
      <text:p text:style-name="P39">ErrorDocument 404 https://beta.mylighthost.com/404.html</text:p>
      <text:p text:style-name="P39">RewriteEngine on</text:p>
      <text:p text:style-name="P39">RewriteBase /</text:p>
      <text:p text:style-name="P39"/>
      <text:p text:style-name="P39">RewriteCond %{REQUEST_FILENAME} !-f</text:p>
      <text:p text:style-name="P39">RewriteRule ^(.*[^/])$ /$1/ [L,R=301] # &lt;- for test, for prod use [L,R=301]</text:p>
      <text:p text:style-name="P39"/>
      <text:p text:style-name="P39"/>
      <text:p text:style-name="P39">#RewriteRule ^([a-zA-Z0-9]+|)/?$ index.php?cat=$1 [QSA]</text:p>
      <text:p text:style-name="P39"/>
      <text:p text:style-name="P39">RewriteRule ^(cloud-hosting|web-hosting|reseller|cloud|vps|dedicated|domain|promotions|comparison)/?$ index.php?cat=$1 [L]</text:p>
      <text:p text:style-name="P39">RewriteRule ^reseller/(usa|uk|germany)/?$ index.php?cat=reseller&amp;page=$1 [L]</text:p>
      <text:p text:style-name="P39">RewriteRule ^cloud/(hosting|germany)/?$ index.php?cat=cloud&amp;page=$1 [L]</text:p>
      <text:p text:style-name="P39">RewriteRule ^domain/([a-zA-Z0-9_.]+)/?$ index.php?cat=domain&amp;tld=$1 [NC,QSA]</text:p>
      <text:p text:style-name="P39">RewriteRule ^domain/tld/([a-zA-Z]+)/?$ index.php?cat=domain&amp;category=$1 [NC,QSA]</text:p>
      <text:p text:style-name="P39"/>
      <text:list xml:id="list3468577942" text:style-name="WWNum1">
        <text:list-item>
          <text:list>
            <text:list-item>
              <text:h text:style-name="P67" text:outline-level="2">htaccess flag list</text:h>
            </text:list-item>
          </text:list>
        </text:list-item>
      </text:list>
      <text:list xml:id="list3993591123" text:style-name="WWNum2">
        <text:list-item>
          <text:p text:style-name="P63">C (chained with next rule) </text:p>
        </text:list-item>
        <text:list-item>
          <text:p text:style-name="P63">CO=cookie (set specified cookie) </text:p>
        </text:list-item>
        <text:list-item>
          <text:p text:style-name="P63">E=var:value (set environment variable var to value) </text:p>
        </text:list-item>
        <text:list-item>
          <text:p text:style-name="P63">F (forbidden - sends a 403 header to the user) </text:p>
        </text:list-item>
        <text:list-item>
          <text:p text:style-name="P63"><text:soft-page-break/>G (gone - no longer exists) </text:p>
        </text:list-item>
        <text:list-item>
          <text:p text:style-name="P63">H=handler (set handler) </text:p>
        </text:list-item>
        <text:list-item>
          <text:p text:style-name="P65"><text:span text:style-name="Strong_20_Emphasis"><text:span text:style-name="T76">L (last - stop processing rules)</text:span></text:span><text:span text:style-name="T76"> </text:span></text:p>
        </text:list-item>
      </text:list>
      <text:p text:style-name="P60">Last rule: instructs the server to stop rewriting after the preceding directive is processed.</text:p>
      <text:list xml:id="list3174303523" text:style-name="WWNum3">
        <text:list-item>
          <text:p text:style-name="P64">N (next - continue processing rules) </text:p>
        </text:list-item>
        <text:list-item>
          <text:p text:style-name="P64">NC (case insensitive) </text:p>
        </text:list-item>
        <text:list-item>
          <text:p text:style-name="P64">NE (do not escape special URL characters in output) </text:p>
        </text:list-item>
        <text:list-item>
          <text:p text:style-name="P64">NS (ignore this rule if the request is a subrequest) </text:p>
        </text:list-item>
        <text:list-item>
          <text:p text:style-name="P64">P (proxy - i.e., apache should grab the remote content specified in the substitution section and return it) </text:p>
        </text:list-item>
        <text:list-item>
          <text:p text:style-name="P64">PT (pass through - use when processing URLs with additional handlers, e.g., mod_alias) </text:p>
        </text:list-item>
        <text:list-item>
          <text:p text:style-name="P64">R (temporary redirect to new URL) </text:p>
        </text:list-item>
        <text:list-item>
          <text:p text:style-name="P64">R=301 (permanent redirect to new URL) </text:p>
        </text:list-item>
        <text:list-item>
          <text:p text:style-name="P64">QSA (append query string from request to substituted URL) </text:p>
        </text:list-item>
        <text:list-item>
          <text:p text:style-name="P64">S=x (skip next x rules) </text:p>
        </text:list-item>
        <text:list-item>
          <text:p text:style-name="P66">T=mime-type (force specified mime type) </text:p>
        </text:list-item>
      </text:list>
      <text:p text:style-name="P59">Flags are added to the end of </text:p>
      <text:p text:style-name="P59"/>
      <text:p text:style-name="P59"/>
      <text:p text:style-name="P59">RewriteOptions inherit</text:p>
      <text:p text:style-name="P59">RewriteEngine on</text:p>
      <text:p text:style-name="P59"/>
      <text:p text:style-name="P59">RewriteBase /</text:p>
      <text:p text:style-name="P59">RewriteRule ^(contact|about|faq|affiliate|testimonials|login|register|eform|track|logout)?$ index.php?a=$1 [L]</text:p>
      <text:p text:style-name="P59">RewriteRule ^page/(.*)?$ index.php?a=page&amp;prefix=$1 [L]</text:p>
      <text:p text:style-name="P59">RewriteRule ^account/(exchanges|verification|testimonials|submit_testimonial|referrals|wallet|settings|withdrawals|withdrawal)?$ index.php?a=account&amp;b=$1 [L]</text:p>
      <text:p text:style-name="P59">RewriteRule ^account/exchanges/(.*)?$ index.php?a=account&amp;b=exchanges&amp;page=$1 [L]</text:p>
      <text:p text:style-name="P59">RewriteRule ^account/exchange/(.*)?$ index.php?a=account&amp;b=exchange&amp;id=$1 [L]</text:p>
      <text:p text:style-name="P59">RewriteRule ^account/referrals/(.*)?$ index.php?a=account&amp;b=referrals&amp;page=$1 [L]</text:p>
      <text:p text:style-name="P59">RewriteRule ^account/testimonials/(.*)?$ index.php?a=account&amp;b=testimonials&amp;page=$1 [L]</text:p>
      <text:p text:style-name="P59">RewriteRule ^account/delete_testimonial/(.*)?$ index.php?a=account&amp;b=delete_testimonial&amp;id=$1 [L]</text:p>
      <text:p text:style-name="P59">RewriteRule ^account/wallet/(deposit|send-money|transactions|exchange)?$ index.php?a=account&amp;b=wallet&amp;c=$1 [L]</text:p>
      <text:p text:style-name="P59">RewriteRule ^account/wallet/transactions/(.*)?$ index.php?a=account&amp;b=wallet&amp;c=transactions&amp;page=$1 [L]</text:p>
      <text:p text:style-name="P59">RewriteRule ^testimonials/(.*)?$ index.php?a=testimonials&amp;page=$1 [L]</text:p>
      <text:p text:style-name="P59"><text:soft-page-break/>RewriteRule ^ref/(.*)?$ index.php?refid=$1 [L]</text:p>
      <text:p text:style-name="P59">RewriteRule ^exchange/(.*)?$ index.php?a=exchange&amp;id=$1 [L]</text:p>
      <text:p text:style-name="P59">RewriteRule ^password/reset?$ index.php?a=password&amp;b=reset [L]</text:p>
      <text:p text:style-name="P59">RewriteRule ^password/change/(.*)?$ index.php?a=password&amp;b=change&amp;hash=$1 [L]</text:p>
      <text:p text:style-name="P59">RewriteRule ^payment/(.*)?$ index.php?a=payment&amp;id=$1 [L]</text:p>
      <text:p text:style-name="P59">RewriteRule ^email-verify/(.*)?$ index.php?a=email-verify&amp;hash=$1 [L]</text:p>
      <text:p text:style-name="P59"/>
      <text:p text:style-name="P59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0563c1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color="#0000ff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" style:display-name="ListLabel 12" style:family="text">
      <style:text-properties fo:color="#000000" style:font-name="Calibri" fo:font-family="Calibri" style:font-family-generic="roman" style:font-pitch="variable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13" style:display-name="ListLabel 13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1" style:display-name="ListLabel 3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32" style:display-name="ListLabel 3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fo:background-color="#ffffff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52" style:display-name="ListLabel 5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9" style:display-name="ListLabel 59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fo:background-color="#ffffff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1" style:display-name="ListLabel 7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72" style:display-name="ListLabel 7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fo:background-color="#ffffff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1" style:display-name="ListLabel 9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92" style:display-name="ListLabel 9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fo:background-color="#ffffff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9" style:display-name="ListLabel 129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130" style:display-name="ListLabel 130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fo:background-color="#ffffff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67" style:display-name="ListLabel 167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168" style:display-name="ListLabel 168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35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46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49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51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1:26:34.210593291</meta:creation-date>
    <dc:language>en-US</dc:language>
    <meta:print-date>2019-11-03T02:02:35</meta:print-date>
    <dc:date>2020-01-07T16:02:57.724882305</dc:date>
    <meta:editing-cycles>81</meta:editing-cycles>
    <meta:editing-duration>PT17H13M4S</meta:editing-duration>
    <meta:generator>LibreOffice/6.0.7.3$Linux_X86_64 LibreOffice_project/00m0$Build-3</meta:generator>
    <meta:document-statistic meta:table-count="0" meta:image-count="0" meta:object-count="10" meta:page-count="12" meta:paragraph-count="272" meta:word-count="1386" meta:character-count="13346" meta:non-whitespace-character-count="119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